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2cm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8.6cm" svg:height="1.4cm" svg:x="6.7cm" svg:y="1.1cm">
          <text:p text:style-name="P1">Start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1" draw:id="id1" draw:layer="layout" svg:width="8.6cm" svg:height="2.2cm" svg:x="6.7cm" svg:y="3.5cm">
          <text:p text:style-name="P1">Output “Please enter</text:p>
          <text:p text:style-name="P1"><text:s/>2 numbers”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2" draw:id="id2" draw:layer="layout" svg:width="7.5cm" svg:height="1.6cm" svg:x="7cm" svg:y="7cm">
          <text:p text:style-name="P1">Input number 1</text:p>
          <text:p text:style-name="P1">Input number 2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11cm" svg:y1="5.7cm" svg:x2="10.75cm" svg:y2="7cm" draw:start-shape="id1" draw:start-glue-point="8" draw:end-shape="id2" draw:end-glue-point="5" svg:d="M11000 5700v651h-250v649" svg:viewBox="0 0 251 1301">
          <text:p/>
        </draw:connector>
        <draw:connector draw:style-name="gr2" draw:text-style-name="P1" draw:layer="layout" svg:x1="11cm" svg:y1="2.5cm" svg:x2="11cm" svg:y2="3.5cm" draw:start-shape="id3" draw:start-glue-point="8" draw:end-shape="id1" draw:end-glue-point="5" svg:d="M11000 2500v1000" svg:viewBox="0 0 1 1001">
          <text:p/>
        </draw:connector>
        <draw:custom-shape draw:style-name="gr1" draw:text-style-name="P1" xml:id="id4" draw:id="id4" draw:layer="layout" svg:width="11.8cm" svg:height="2.6cm" svg:x="5.1cm" svg:y="10.1cm">
          <text:p text:style-name="P1">Answer1 = number1//number2</text:p>
          <text:p text:style-name="P1">Answer2 = number1%number2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0.75cm" svg:y1="8.6cm" svg:x2="11cm" svg:y2="10.1cm" draw:start-shape="id2" draw:start-glue-point="8" draw:end-shape="id4" draw:end-glue-point="4" svg:d="M10750 8600v751h250v749" svg:viewBox="0 0 251 1501">
          <text:p/>
        </draw:connector>
        <draw:custom-shape draw:style-name="gr1" draw:text-style-name="P1" xml:id="id5" draw:id="id5" draw:layer="layout" svg:width="12.3cm" svg:height="3.5cm" svg:x="4.3cm" svg:y="13.5cm">
          <text:p text:style-name="P1">Output “The answer is answer1</text:p>
          <text:p text:style-name="P1">Remainder answer2”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11cm" svg:y1="12.7cm" svg:x2="10.45cm" svg:y2="13.5cm" draw:start-shape="id4" draw:start-glue-point="6" draw:end-shape="id5" draw:end-glue-point="5" svg:d="M11000 12700v401h-550v399" svg:viewBox="0 0 551 801">
          <text:p/>
        </draw:connector>
        <draw:custom-shape draw:style-name="gr1" draw:text-style-name="P1" xml:id="id6" draw:id="id6" draw:layer="layout" svg:width="11.5cm" svg:height="3.3cm" svg:x="4.7cm" svg:y="18.6cm">
          <text:p text:style-name="P1">E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svg:x1="10.45cm" svg:y1="17cm" svg:x2="10.45cm" svg:y2="18.6cm" draw:start-shape="id5" draw:start-glue-point="8" draw:end-shape="id6" draw:end-glue-point="4" svg:d="M10450 17000v1600" svg:viewBox="0 0 1 1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6T12:23:23.424000000</meta:creation-date>
    <dc:date>2014-09-16T12:40:33.804000000</dc:date>
    <meta:editing-duration>PT3M14S</meta:editing-duration>
    <meta:editing-cycles>2</meta:editing-cycles>
    <meta:generator>LibreOffice/4.2.5.2$Windows_x86 LibreOffice_project/61cb170a04bb1f12e77c884eab9192be736ec5f5</meta:generator>
    <meta:document-statistic meta:object-count="11"/>
  </office:meta>
</office:document-meta>
</file>